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2cm" draw:marker-start-center="false" draw:marker-end-width="0.22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65cm" fo:min-width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952cm" svg:y1="12.741cm" svg:x2="11.944cm" svg:y2="11.464cm">
          <text:p/>
        </draw:line>
        <draw:polyline draw:style-name="gr1" draw:text-style-name="P1" draw:layer="layout" svg:width="4.989cm" svg:height="2.756cm" svg:x="6.952cm" svg:y="11.464cm" svg:viewBox="0 0 4990 2757" draw:points="0,1269 3978,2757 4990,0">
          <text:p/>
        </draw:polyline>
        <draw:frame draw:style-name="gr2" draw:text-style-name="P3" draw:layer="layout" svg:width="0.764cm" svg:height="0.662cm" svg:x="12.001cm" svg:y="11.228cm">
          <draw:text-box>
            <text:p text:style-name="P2"><text:span text:style-name="T1">H</text:span></text:p>
          </draw:text-box>
        </draw:frame>
        <draw:frame draw:style-name="gr2" draw:text-style-name="P3" draw:layer="layout" svg:width="0.697cm" svg:height="0.662cm" svg:x="10.796cm" svg:y="14.306cm">
          <draw:text-box>
            <text:p text:style-name="P2"><text:span text:style-name="T1">L</text:span></text:p>
          </draw:text-box>
        </draw:frame>
        <draw:frame draw:style-name="gr2" draw:text-style-name="P3" draw:layer="layout" svg:width="0.773cm" svg:height="0.662cm" svg:x="6.388cm" svg:y="12.63cm">
          <draw:text-box>
            <text:p text:style-name="P2"><text:span text:style-name="T1">G</text:span></text:p>
          </draw:text-box>
        </draw:frame>
        <draw:rect draw:style-name="gr3" draw:text-style-name="P4" draw:layer="layout" svg:width="0.249cm" svg:height="0.251cm" draw:transform="skewX (0.00802851455917394) rotate (-0.346273323595675) translate (10.775cm 13.9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4:58:20.172861420</meta:creation-date>
    <dc:date>2018-06-14T15:00:33.619430690</dc:date>
    <dc:creator>BN </dc:creator>
    <meta:editing-duration>PT2M13S</meta:editing-duration>
    <meta:editing-cycles>1</meta:editing-cycles>
    <meta:document-statistic meta:object-count="6"/>
    <meta:generator>LibreOffice/4.3.3.2$Linux_X86_64 LibreOffice_project/430m0$Build-2</meta:generator>
  </office:meta>
</office:document-meta>
</file>